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6c5bdd" officeooo:paragraph-rsid="007361f9"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5e479e" officeooo:paragraph-rsid="005e479e"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815903" officeooo:paragraph-rsid="00815903"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ans" fo:font-size="12pt" fo:font-style="normal" style:text-underline-style="none" officeooo:rsid="008a6b77" officeooo:paragraph-rsid="00843c18" style:font-name-asian="Nimbus Mono L" style:font-size-asian="12pt" style:font-style-asian="normal" style:font-name-complex="Liberation Mono" style:font-size-complex="12pt" style:font-style-complex="normal"/>
    </style:style>
    <style:style style:name="P5" style:family="paragraph" style:parent-style-name="Preformatted_20_Text">
      <style:text-properties style:font-name="Liberation Sans" fo:font-size="12pt" fo:font-style="normal" style:text-underline-style="none" officeooo:rsid="007f28a9" officeooo:paragraph-rsid="008c22f8"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style:text-underline-style="none" fo:font-weight="bold" officeooo:rsid="00083d4b" officeooo:paragraph-rsid="003b3a05"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normal" style:text-underline-style="none" fo:font-weight="bold" officeooo:rsid="00083d4b" officeooo:paragraph-rsid="006058f6" style:font-size-asian="12pt" style:font-style-asian="normal" style:font-weight-asian="bold" style:font-size-complex="12pt" style:font-style-complex="normal" style:font-weight-complex="bold"/>
    </style:style>
    <style:style style:name="P10" style:family="paragraph" style:parent-style-name="Preformatted_20_Text">
      <style:text-properties style:font-name="Liberation Serif" fo:font-size="12pt" fo:font-style="normal" style:text-underline-style="none" fo:font-weight="bold" officeooo:rsid="00083d4b" officeooo:paragraph-rsid="006058f6" style:font-name-asian="Nimbus Mono L" style:font-size-asian="12pt" style:font-style-asian="normal" style:font-weight-asian="bold" style:font-name-complex="Liberation Mono" style:font-size-complex="12pt" style:font-style-complex="normal" style:font-weight-complex="bold"/>
    </style:style>
    <style:style style:name="P11" style:family="paragraph" style:parent-style-name="Preformatted_20_Text">
      <style:text-properties style:font-name="Liberation Serif" fo:font-size="12pt" fo:font-style="normal" style:text-underline-style="none" officeooo:rsid="0045ab15" officeooo:paragraph-rsid="005cfd1e" style:font-name-asian="Nimbus Mono L" style:font-size-asian="12pt" style:font-style-asian="normal" style:font-name-complex="Liberation Mono" style:font-size-complex="12pt" style:font-style-complex="normal"/>
    </style:style>
    <style:style style:name="P12" style:family="paragraph" style:parent-style-name="Preformatted_20_Text">
      <style:paragraph-properties fo:text-align="center" style:justify-single-word="false"/>
      <style:text-properties officeooo:paragraph-rsid="00083d4b"/>
    </style:style>
    <style:style style:name="P13" style:family="paragraph" style:parent-style-name="Preformatted_20_Text">
      <style:text-properties officeooo:paragraph-rsid="00815903"/>
    </style:style>
    <style:style style:name="P14" style:family="paragraph" style:parent-style-name="Preformatted_20_Text">
      <style:text-properties officeooo:paragraph-rsid="00843c18"/>
    </style:style>
    <style:style style:name="P15" style:family="paragraph" style:parent-style-name="Preformatted_20_Text">
      <style:text-properties officeooo:paragraph-rsid="008c22f8"/>
    </style:style>
    <style:style style:name="P16"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7"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fo:font-variant="normal" fo:text-transform="none" fo:color="#202020" style:font-name="apple-system" fo:font-size="10.5pt" fo:letter-spacing="normal" fo:font-style="normal" style:text-underline-style="none" fo:font-weight="bold" officeooo:rsid="00083d4b" officeooo:paragraph-rsid="008739fd" style:font-name-asian="Nimbus Mono L" style:font-size-asian="12pt" style:font-style-asian="italic" style:font-weight-asian="bold" style:font-name-complex="Liberation Mono" style:font-size-complex="12pt" style:font-style-complex="italic" style:font-weight-complex="bold"/>
    </style:style>
    <style:style style:name="P18" style:family="paragraph" style:parent-style-name="Preformatted_20_Text">
      <style:text-properties officeooo:paragraph-rsid="0092d638"/>
    </style:style>
    <style:style style:name="P19" style:family="paragraph" style:parent-style-name="Preformatted_20_Text">
      <style:text-properties officeooo:paragraph-rsid="00815903"/>
    </style:style>
    <style:style style:name="P20" style:family="paragraph" style:parent-style-name="Preformatted_20_Text">
      <style:text-properties officeooo:paragraph-rsid="00930387"/>
    </style:style>
    <style:style style:name="P21" style:family="paragraph" style:parent-style-name="Preformatted_20_Text">
      <style:text-properties officeooo:paragraph-rsid="00843c18"/>
    </style:style>
    <style:style style:name="P22" style:family="paragraph" style:parent-style-name="Preformatted_20_Text">
      <style:text-properties officeooo:paragraph-rsid="0094c50c"/>
    </style:style>
    <style:style style:name="P23" style:family="paragraph" style:parent-style-name="Preformatted_20_Text">
      <style:text-properties officeooo:paragraph-rsid="006ab9d7"/>
    </style:style>
    <style:style style:name="P24" style:family="paragraph" style:parent-style-name="Preformatted_20_Text">
      <loext:graphic-properties draw:fill="none"/>
      <style:paragraph-properties fo:margin-left="2.499cm" fo:margin-right="0cm" fo:margin-top="0cm" fo:margin-bottom="0cm" loext:contextual-spacing="false" fo:text-indent="0cm" style:auto-text-indent="false" fo:background-color="transparent"/>
      <style:text-properties fo:font-variant="normal" fo:text-transform="none" fo:color="#202020" style:font-name="apple-system" fo:font-size="10.5pt" fo:letter-spacing="normal" fo:font-style="italic" style:text-underline-style="none" fo:font-weight="normal" officeooo:rsid="00083d4b" officeooo:paragraph-rsid="00815903" style:font-name-asian="Nimbus Mono L" style:font-size-asian="12pt" style:font-style-asian="italic" style:font-weight-asian="bold" style:font-name-complex="Liberation Mono" style:font-size-complex="12pt" style:font-style-complex="italic" style:font-weight-complex="bold"/>
    </style:style>
    <style:style style:name="T1" style:family="text">
      <style:text-properties officeooo:rsid="000dd66a"/>
    </style:style>
    <style:style style:name="T2" style:family="text">
      <style:text-properties style:font-name="Liberation Sans" fo:font-size="12pt" fo:font-style="normal" style:text-underline-style="none" officeooo:rsid="00083d4b" style:font-size-asian="12pt" style:font-style-asian="normal" style:font-size-complex="12pt" style:font-style-complex="normal"/>
    </style:style>
    <style:style style:name="T3" style:family="text">
      <style:text-properties style:font-name="Liberation Sans" fo:font-size="12pt" fo:font-style="normal" style:text-underline-style="none" officeooo:rsid="001e41eb" style:font-size-asian="12pt" style:font-style-asian="normal" style:font-size-complex="12pt" style:font-style-complex="normal"/>
    </style:style>
    <style:style style:name="T4" style:family="text">
      <style:text-properties style:font-name="Liberation Sans" fo:font-size="12pt" fo:font-style="normal" style:text-underline-style="none" officeooo:rsid="004b462a" style:font-size-asian="12pt" style:font-style-asian="normal" style:font-size-complex="12pt" style:font-style-complex="normal"/>
    </style:style>
    <style:style style:name="T5" style:family="text">
      <style:text-properties style:font-name="Liberation Sans" fo:font-size="12pt" fo:font-style="normal" style:text-underline-style="none" officeooo:rsid="003e7444" style:font-size-asian="12pt" style:font-style-asian="normal" style:font-size-complex="12pt" style:font-style-complex="normal"/>
    </style:style>
    <style:style style:name="T6" style:family="text">
      <style:text-properties style:font-name="Liberation Sans" fo:font-size="12pt" fo:font-style="normal" style:text-underline-style="none" officeooo:rsid="0058c095" style:font-size-asian="12pt" style:font-style-asian="normal" style:font-size-complex="12pt" style:font-style-complex="normal"/>
    </style:style>
    <style:style style:name="T7" style:family="text">
      <style:text-properties style:font-name="Liberation Sans" fo:font-size="12pt" fo:font-style="normal" style:text-underline-style="none" officeooo:rsid="005cfd1e" style:font-size-asian="12pt" style:font-style-asian="normal" style:font-size-complex="12pt" style:font-style-complex="normal"/>
    </style:style>
    <style:style style:name="T8" style:family="text">
      <style:text-properties style:font-name="Liberation Sans" fo:font-size="12pt" fo:font-style="normal" style:text-underline-style="none" officeooo:rsid="006058f6" style:font-size-asian="12pt" style:font-style-asian="normal" style:font-size-complex="12pt" style:font-style-complex="normal"/>
    </style:style>
    <style:style style:name="T9" style:family="text">
      <style:text-properties style:font-name="Liberation Sans" fo:font-size="12pt" fo:font-style="normal" style:text-underline-style="none" officeooo:rsid="0065393a" style:font-size-asian="12pt" style:font-style-asian="normal" style:font-size-complex="12pt" style:font-style-complex="normal"/>
    </style:style>
    <style:style style:name="T10" style:family="text">
      <style:text-properties style:font-name="Liberation Sans" fo:font-size="12pt" fo:font-style="normal" style:text-underline-style="none" officeooo:rsid="006c5bdd" style:font-size-asian="12pt" style:font-style-asian="normal" style:font-size-complex="12pt" style:font-style-complex="normal"/>
    </style:style>
    <style:style style:name="T11" style:family="text">
      <style:text-properties style:font-name="Liberation Sans" fo:font-size="12pt" fo:font-style="normal" style:text-underline-style="none" officeooo:rsid="007f28a9" style:font-size-asian="12pt" style:font-style-asian="normal" style:font-size-complex="12pt" style:font-style-complex="normal"/>
    </style:style>
    <style:style style:name="T12" style:family="text">
      <style:text-properties style:font-name="Liberation Sans" fo:font-size="12pt" fo:font-style="normal" style:text-underline-style="none" officeooo:rsid="0085ab49" style:font-size-asian="12pt" style:font-style-asian="normal" style:font-size-complex="12pt" style:font-style-complex="normal"/>
    </style:style>
    <style:style style:name="T13" style:family="text">
      <style:text-properties style:font-name="Liberation Sans" fo:font-size="12pt" fo:font-style="normal" style:text-underline-style="none" officeooo:rsid="0094c50c" style:font-size-asian="12pt" style:font-style-asian="normal" style:font-size-complex="12pt" style:font-style-complex="normal"/>
    </style:style>
    <style:style style:name="T14" style:family="text">
      <style:text-properties style:font-name="Liberation Sans" fo:font-size="12pt" fo:font-style="normal" style:text-underline-style="none" officeooo:rsid="0094ff90" style:font-size-asian="12pt" style:font-style-asian="normal" style:font-size-complex="12pt" style:font-style-complex="normal"/>
    </style:style>
    <style:style style:name="T15" style:family="text">
      <style:text-properties style:font-name="Liberation Sans" fo:font-size="12pt" fo:font-style="normal" style:text-underline-style="none" officeooo:rsid="004b462a"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59d7aa"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618e95"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6194f2"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63c17d"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678b4c" style:font-name-asian="Nimbus Mono L" style:font-size-asian="12pt" style:font-style-asian="normal" style:font-name-complex="Liberation Mono" style:font-size-complex="12pt" style:font-style-complex="normal"/>
    </style:style>
    <style:style style:name="T21" style:family="text">
      <style:text-properties style:font-name="Liberation Sans" fo:font-size="12pt" fo:font-style="normal" style:text-underline-style="none" officeooo:rsid="00697aa2" style:font-name-asian="Nimbus Mono L" style:font-size-asian="12pt" style:font-style-asian="normal" style:font-name-complex="Liberation Mono" style:font-size-complex="12pt" style:font-style-complex="normal"/>
    </style:style>
    <style:style style:name="T22" style:family="text">
      <style:text-properties style:font-name="Liberation Sans" fo:font-size="12pt" fo:font-style="normal" style:text-underline-style="none" officeooo:rsid="006ab9d7" style:font-name-asian="Nimbus Mono L" style:font-size-asian="12pt" style:font-style-asian="normal" style:font-name-complex="Liberation Mono" style:font-size-complex="12pt" style:font-style-complex="normal"/>
    </style:style>
    <style:style style:name="T23" style:family="text">
      <style:text-properties style:font-name="Liberation Sans" fo:font-size="12pt" fo:font-style="normal" style:text-underline-style="none" officeooo:rsid="00083d4b" style:font-name-asian="Nimbus Mono L" style:font-size-asian="12pt" style:font-style-asian="normal" style:font-name-complex="Liberation Mono" style:font-size-complex="12pt" style:font-style-complex="normal"/>
    </style:style>
    <style:style style:name="T24"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5" style:family="text">
      <style:text-properties style:font-name="Liberation Sans" fo:font-size="12pt" fo:font-style="normal" style:text-underline-style="none" officeooo:rsid="0071d6d0" style:font-name-asian="Nimbus Mono L" style:font-size-asian="12pt" style:font-style-asian="normal" style:font-name-complex="Liberation Mono" style:font-size-complex="12pt" style:font-style-complex="normal"/>
    </style:style>
    <style:style style:name="T26" style:family="text">
      <style:text-properties style:font-name="Liberation Sans" fo:font-size="12pt" fo:font-style="normal" style:text-underline-style="none" officeooo:rsid="007361f9" style:font-name-asian="Nimbus Mono L" style:font-size-asian="12pt" style:font-style-asian="normal" style:font-name-complex="Liberation Mono" style:font-size-complex="12pt" style:font-style-complex="normal"/>
    </style:style>
    <style:style style:name="T27" style:family="text">
      <style:text-properties style:font-name="Liberation Sans" fo:font-size="12pt" fo:font-style="normal" style:text-underline-style="none" officeooo:rsid="0076b679" style:font-name-asian="Nimbus Mono L" style:font-size-asian="12pt" style:font-style-asian="normal" style:font-name-complex="Liberation Mono" style:font-size-complex="12pt" style:font-style-complex="normal"/>
    </style:style>
    <style:style style:name="T28" style:family="text">
      <style:text-properties style:font-name="Liberation Sans" fo:font-size="12pt" fo:font-style="normal" style:text-underline-style="none" officeooo:rsid="0076d73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773001"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792ad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7e1506"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7f28a9"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815903"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83419d"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843c18"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85a437"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85ab49"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8739fd"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891ffd"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8a6b77"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8c22f8"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8dd68d"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92349a"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92d638"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930387"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2pt" fo:font-style="normal" style:text-underline-style="none" officeooo:rsid="0094c50c" style:font-name-asian="Nimbus Mono L" style:font-size-asian="12pt" style:font-style-asian="normal" style:font-name-complex="Liberation Mono" style:font-size-complex="12pt" style:font-style-complex="normal"/>
    </style:style>
    <style:style style:name="T47" style:family="text">
      <style:text-properties style:font-name="Liberation Sans" fo:font-size="12pt" fo:font-style="normal" style:text-underline-style="none" officeooo:rsid="0094ff90" style:font-name-asian="Nimbus Mono L" style:font-size-asian="12pt" style:font-style-asian="normal" style:font-name-complex="Liberation Mono" style:font-size-complex="12pt" style:font-style-complex="normal"/>
    </style:style>
    <style:style style:name="T48" style:family="text">
      <style:text-properties style:font-name="Liberation Sans" fo:font-size="16pt" fo:font-weight="bold" officeooo:rsid="001b99ac" style:font-size-asian="16pt" style:font-weight-asian="bold" style:font-size-complex="16pt" style:font-weight-complex="bold"/>
    </style:style>
    <style:style style:name="T49" style:family="text">
      <style:text-properties style:font-name="Liberation Sans" fo:font-size="16pt" fo:font-weight="bold" officeooo:rsid="000dd66a" style:font-size-asian="16pt" style:font-weight-asian="bold" style:font-size-complex="16pt" style:font-weight-complex="bold"/>
    </style:style>
    <style:style style:name="T50" style:family="text">
      <style:text-properties style:font-name="Liberation Sans" fo:font-size="16pt" fo:font-weight="bold" officeooo:rsid="00815903" style:font-name-asian="Nimbus Mono L" style:font-size-asian="16pt" style:font-weight-asian="bold" style:font-name-complex="Liberation Mono" style:font-size-complex="16pt" style:font-weight-complex="bold"/>
    </style:style>
    <style:style style:name="T51" style:family="text">
      <style:text-properties style:font-name="Liberation Sans" fo:font-size="16pt" fo:font-weight="bold" officeooo:rsid="0090c47b" style:font-name-asian="Nimbus Mono L" style:font-size-asian="16pt" style:font-weight-asian="bold" style:font-name-complex="Liberation Mono" style:font-size-complex="16pt" style:font-weight-complex="bold"/>
    </style:style>
    <style:style style:name="T52" style:family="text">
      <style:text-properties officeooo:rsid="00697aa2"/>
    </style:style>
    <style:style style:name="T53" style:family="text">
      <style:text-properties officeooo:rsid="0094ff9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ayers for our World and the Church</text:p>
      <text:p text:style-name="P12"><text:span text:style-name="T51">17</text:span><text:span text:style-name="T50">th</text:span><text:span text:style-name="T48"> </text:span><text:span text:style-name="T51">Octo</text:span><text:span text:style-name="T50">ber</text:span><text:span text:style-name="T48"> 20</text:span><text:span text:style-name="T49">21</text:span></text:p>
      <text:p text:style-name="P17">Psalms 121:1‭-‬3</text:p>
      <text:p text:style-name="P24">I will lift up my eyes to the mountains; From where shall my help come? My help comes from the Lord, Who made heaven and earth. He will not allow your foot to slip; He who keeps you will not slumber.</text:p>
      <text:p text:style-name="P11"/>
      <text:p text:style-name="P7">Thanks to God</text:p>
      <text:p text:style-name="P18"><text:span text:style-name="T43">Heavenly Father</text:span><text:span text:style-name="T24">, </text:span><text:span text:style-name="T3">we thank </text:span><text:span text:style-name="T2">You </text:span><text:span text:style-name="T3">that </text:span><text:span text:style-name="T7">You </text:span><text:span text:style-name="T18">are </text:span><text:span text:style-name="T43">the</text:span><text:span text:style-name="T27"> </text:span><text:span text:style-name="T43">Only </text:span><text:span text:style-name="T27">God,</text:span><text:span text:style-name="T33"> </text:span><text:span text:style-name="T38">Who </text:span><text:span text:style-name="T43">made the heavens and the earth</text:span><text:span text:style-name="T38">. </text:span><text:span text:style-name="T39">We thank You that </text:span><text:span text:style-name="T43">You </text:span><text:span text:style-name="T44">watch over Your people continually, and You </text:span><text:span text:style-name="T43">are our </text:span><text:span text:style-name="T44">sure source of </text:span><text:span text:style-name="T43">help in times of trouble.</text:span><text:span text:style-name="T39"> </text:span></text:p>
      <text:p text:style-name="P18"><text:span text:style-name="T39"/></text:p>
      <text:p text:style-name="P18"><text:span text:style-name="T44">We know that we live in a fallen world, broken by sin but redeemed by the blood of the Lamb Who was slain, Jesus our Lord. He is the Alpha and Omega, Who holds the keys of death and Hades, so that we need not fe</text:span><text:span text:style-name="T39">a</text:span><text:span text:style-name="T44">r. We may stumble but You are there to hold us steady.</text:span></text:p>
      <text:p text:style-name="P3"/>
      <text:p text:style-name="P13"><text:span text:style-name="T33">We thank You </text:span><text:span text:style-name="T44">that we can</text:span><text:span text:style-name="T33"> keep in touch and participate in different ways in worship, </text:span><text:span text:style-name="T39">and we </text:span><text:span text:style-name="T44">look forward to a time when we can meet in person once again</text:span><text:span text:style-name="T33">.</text:span></text:p>
      <text:p text:style-name="P13"><text:span text:style-name="T33"/></text:p>
      <text:p text:style-name="P20"><text:span text:style-name="T33">W</text:span><text:span text:style-name="T45">hether it is a virus we can’t see or gloomy news from around the world which seems to overwhelm us, we thank You that You are above all and rule over all, so that we need not despair.</text:span></text:p>
      <text:p text:style-name="P3"/>
      <text:p text:style-name="P6">The Wide World</text:p>
      <text:p text:style-name="P14"><text:span text:style-name="T34">We </text:span><text:span text:style-name="T45">continue to</text:span><text:span text:style-name="T34"> pray for the persecuted believers in </text:span><text:span text:style-name="T45">this world. Your Church suffers in </text:span><text:span text:style-name="T40">Nigeria, Pakistan, India, </text:span><text:span text:style-name="T45">China</text:span><text:span text:style-name="T34"> </text:span><text:span text:style-name="T40">and elsewhere. </text:span><text:span text:style-name="T45">In different ways Your people suffer even in Canada and Europe as well. </text:span><text:span text:style-name="T40">Grant them grace as they share in the sufferings of Christ our Lord, </text:span><text:span text:style-name="T46">standing firm in</text:span><text:span text:style-name="T40"> their faith in Him.</text:span></text:p>
      <text:p text:style-name="P14"><text:span text:style-name="T40"/></text:p>
      <text:p text:style-name="P22"><text:span text:style-name="T40">Y</text:span><text:span text:style-name="T45">et we also give thanks that the Gospel is preached, the Kingdom </text:span><text:span text:style-name="T46">expands </text:span><text:span text:style-name="T45">and souls are saved in those places.</text:span></text:p>
      <text:p text:style-name="P4"/>
      <text:p text:style-name="P10">...<text:span text:style-name="T1"> a</text:span>nd <text:span text:style-name="T52">in </text:span>the wider Church</text:p>
      <text:p text:style-name="P14"><text:span text:style-name="T35">We pray for Your Church as lockdowns </text:span><text:span text:style-name="T41">continue</text:span><text:span text:style-name="T35"> </text:span><text:span text:style-name="T20">here in Victoria, and </text:span><text:span text:style-name="T46">give thanks for progress with vaccinations so that restrictions are eased </text:span><text:span text:style-name="T20">interstate. </text:span><text:span text:style-name="T28">We pray</text:span><text:span text:style-name="T31"> </text:span><text:span text:style-name="T36">that Your Church would remain strong in the face of </text:span><text:span text:style-name="T42">the limitations imposed on daily life</text:span><text:span text:style-name="T29">.</text:span></text:p>
      <text:p text:style-name="P2"/>
      <text:p text:style-name="P13"><text:span text:style-name="T6">W</text:span><text:span text:style-name="T8">e </text:span><text:span text:style-name="T13">give thanks for the extensive deliberations of the wider body of Christ over the last two weeks in General Assemblies. We </text:span><text:span text:style-name="T36">pray that</text:span><text:span text:style-name="T19"> the work of </text:span><text:span text:style-name="T21">Your church </text:span><text:span text:style-name="T36">might continue despite the </text:span><text:span text:style-name="T46">new</text:span><text:span text:style-name="T36"> restrictions </text:span><text:span text:style-name="T46">on workers</text:span><text:span text:style-name="T21">, </text:span><text:span text:style-name="T46">and pray that You would lift up and encourage those affected by the extra vaccination requirements.</text:span></text:p>
      <text:p text:style-name="P9"/>
      <text:p text:style-name="P8">Ashburton</text:p>
      <text:p text:style-name="P23"><text:span text:style-name="T23">Here in Ashburton </text:span><text:span text:style-name="T22">w</text:span><text:span text:style-name="T21">e thank You </text:span><text:span text:style-name="T25">that </text:span><text:span text:style-name="T30">You sustain us </text:span><text:span text:style-name="T36">day by day. </text:span><text:span text:style-name="T37">We </text:span><text:span text:style-name="T46">continue to </text:span><text:span text:style-name="T37">pray for </text:span><text:span text:style-name="T10">Shiun </text:span><text:span text:style-name="T13">as he progresses in </text:span><text:span text:style-name="T37">recover</text:span><text:span text:style-name="T46">y</text:span><text:span text:style-name="T37"> and we </text:span><text:span text:style-name="T46">give thanks for </text:span><text:span text:style-name="T37">Aa</text:span><text:span text:style-name="T41">s</text:span><text:span text:style-name="T37">hs’s mum in India </text:span><text:span text:style-name="T46">who has recovered also</text:span><text:span text:style-name="T12">.</text:span></text:p>
      <text:p text:style-name="P23"><text:span text:style-name="T12"/></text:p>
      <text:p text:style-name="P22"><text:span text:style-name="T12">W</text:span><text:span text:style-name="T13">e pray for the international students at Holmesglen. May the food parcels be a sustaining blessing to them, and we look for further opportunities to work with and support them as they study.</text:span></text:p>
      <text:p text:style-name="P1"/>
      <text:p text:style-name="P15"><text:span text:style-name="T30">W</text:span><text:span text:style-name="T5">e pray for </text:span><text:span text:style-name="T47">Mook</text:span><text:span text:style-name="T5"> as he preach</text:span><text:span text:style-name="T15">es Your Word, </text:span><text:span text:style-name="T16">and w</text:span><text:span text:style-name="T15">e pray for our own understanding as we listen. </text:span><text:span text:style-name="T17">H</text:span><text:span text:style-name="T26">elp us to see </text:span><text:span text:style-name="T47">how we can raise a Godly standard, bringing forgiveness and mercy to </text:span><text:span text:style-name="T41">a world which </text:span><text:span text:style-name="T47">is starved for reconciliation and peace</text:span><text:span text:style-name="T11">.</text:span></text:p>
      <text:p text:style-name="P5"/>
      <text:p text:style-name="P15"><text:span text:style-name="T4">In </text:span><text:span text:style-name="T14">the</text:span><text:span text:style-name="T4"> Name </text:span><text:span text:style-name="T14">of Jesus, the Prince of Peace </text:span><text:span text:style-name="T9">we pray </text:span><text:span text:style-name="T10">all these things</text:span><text:span text:style-name="T4">,</text:span><text:span text:style-name="T2">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1-10-16T12:24:33.294938186</dc:date>
    <meta:editing-duration>PT5H19M25S</meta:editing-duration>
    <meta:editing-cycles>62</meta:editing-cycles>
    <meta:generator>LibreOffice/6.4.7.2$Linux_X86_64 LibreOffice_project/40$Build-2</meta:generator>
    <meta:print-date>2021-01-30T16:02:32.952449610</meta:print-date>
    <meta:document-statistic meta:table-count="0" meta:image-count="0" meta:object-count="0" meta:page-count="1" meta:paragraph-count="20" meta:word-count="534" meta:character-count="2814" meta:non-whitespace-character-count="2303"/>
  </office:meta>
</office:document-meta>
</file>